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Contents_20_2">
      <style:paragraph-properties>
        <style:tab-stops>
          <style:tab-stop style:position="17.09cm" style:type="right" style:leader-style="dotted" style:leader-text="."/>
        </style:tab-stops>
      </style:paragraph-properties>
    </style:style>
    <style:style style:name="P3" style:family="paragraph" style:parent-style-name="Contents_20_3">
      <style:paragraph-properties>
        <style:tab-stops>
          <style:tab-stop style:position="16.591cm" style:type="right" style:leader-style="dotted" style:leader-text="."/>
        </style:tab-stops>
      </style:paragraph-properties>
    </style:style>
    <style:style style:name="P4" style:family="paragraph" style:parent-style-name="Contents_20_4">
      <style:paragraph-properties>
        <style:tab-stops>
          <style:tab-stop style:position="16.092cm"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Text_20_body">
      <style:paragraph-properties fo:text-align="center" style:justify-single-word="false"/>
      <style:text-properties style:font-name="Arial" fo:font-size="32pt" fo:font-weight="bold" style:font-size-asian="32pt" style:font-weight-asian="bold" style:font-size-complex="32pt"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User Manual</text:p>
      <text:table-of-content text:style-name="Sect1" text:protected="true" text:name="Table of Contents1">
        <text:table-of-content-source text:outline-level="6" text:relative-tab-stop-position="false">
          <text:index-title-template text:style-name="">Table of Contents</text:index-title-template>
          <text:table-of-content-entry-template text:outline-level="1" text:style-name="">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Table of Contents</text:p>
          </text:index-title>
          <text:p text:style-name="P2">1 Main Menu<text:tab/>3</text:p>
          <text:p text:style-name="P3">1.1 Resume<text:tab/>3</text:p>
          <text:p text:style-name="P3">1.2 New Game<text:tab/>3</text:p>
          <text:p text:style-name="P3">1.3 Load Game<text:tab/>3</text:p>
          <text:p text:style-name="P3">1.4 Exit To Desktop<text:tab/>3</text:p>
          <text:p text:style-name="P2">2 Character Creation<text:tab/>3</text:p>
          <text:p text:style-name="P3">2.1 Character Name<text:tab/>3</text:p>
          <text:p text:style-name="P3">2.2 Crew Name<text:tab/>3</text:p>
          <text:p text:style-name="P3">2.3 Class<text:tab/>3</text:p>
          <text:p text:style-name="P3">2.4 New Game<text:tab/>4</text:p>
          <text:p text:style-name="P3">2.5 Cancel<text:tab/>4</text:p>
          <text:p text:style-name="P2">3 Load Game<text:tab/>4</text:p>
          <text:p text:style-name="P3">3.1 Save Slot<text:tab/>4</text:p>
          <text:p text:style-name="P3">3.2 Cancel<text:tab/>4</text:p>
          <text:p text:style-name="P2">4 Save Game<text:tab/>4</text:p>
          <text:p text:style-name="P3">4.1 Save Slot<text:tab/>4</text:p>
          <text:p text:style-name="P3">4.2 Cancel<text:tab/>4</text:p>
          <text:p text:style-name="P2">5 Base<text:tab/>4</text:p>
          <text:p text:style-name="P3">5.1 Bed<text:tab/>4</text:p>
          <text:p text:style-name="P3">5.2 Door<text:tab/>5</text:p>
          <text:p text:style-name="P3">5.3 Pause Menu <text:tab/>5</text:p>
          <text:p text:style-name="P4">5.3.1 Resume<text:tab/>5</text:p>
          <text:p text:style-name="P4">5.3.2 Retreat<text:tab/>5</text:p>
          <text:p text:style-name="P4">5.3.3 Exit to Menu<text:tab/>5</text:p>
          <text:p text:style-name="P2">6 Level Selection<text:tab/>5</text:p>
          <text:p text:style-name="P3">6.1 Levels<text:tab/>5</text:p>
          <text:p text:style-name="P3">6.2 Return to Base<text:tab/>5</text:p>
          <text:p text:style-name="P2">7 Level<text:tab/>5</text:p>
          <text:p text:style-name="P3">7.1 Unit<text:tab/>5</text:p>
          <text:p text:style-name="P3">7.2 Ally<text:tab/>6</text:p>
          <text:p text:style-name="P3">7.3 Enemy<text:tab/>6</text:p>
          <text:p text:style-name="P3">7.4 Console<text:tab/>6</text:p>
          <text:p text:style-name="P4">7.4.1 Options<text:tab/>6</text:p>
          <text:p text:style-name="P4">7.4.2 Move<text:tab/>6</text:p>
          <text:p text:style-name="P4">7.4.3 Attack<text:tab/>6</text:p>
          <text:p text:style-name="P4">7.4.4 Skills<text:tab/>6</text:p>
          <text:p text:style-name="P4">7.4.5 Cancel<text:tab/>6</text:p>
          <text:p text:style-name="P3">7.5 End Turn<text:tab/>6</text:p>
          <text:p text:style-name="P3">7.6 Pause Menu <text:tab/>6</text:p>
          <text:p text:style-name="P4">7.6.1 Resume<text:tab/>7</text:p>
          <text:p text:style-name="P4">7.6.2 Retreat<text:tab/>7</text:p>
          <text:p text:style-name="P4">7.6.3 Exit to Menu<text:tab/>7</text:p>
        </text:index-body>
      </text:table-of-content>
      <text:p text:style-name="Text_20_body"/>
      <text:h text:style-name="P1" text:outline-level="2">Main Menu</text:h>
      <text:p text:style-name="Text_20_body">The main menu displays four buttons: Resume, New Game, Load Game, and Exit to Desktop.</text:p>
      <text:h text:style-name="Heading_20_3" text:outline-level="3">Resume</text:h>
      <text:p text:style-name="Text_20_body">Pressing resume loads the most recently saved file, and brings the user to the Base screen.</text:p>
      <text:h text:style-name="Heading_20_3" text:outline-level="3">New Game</text:h>
      <text:p text:style-name="Text_20_body">Pressing the New Game button brings the user to the Character Creation screen.</text:p>
      <text:h text:style-name="Heading_20_3" text:outline-level="3">Load Game</text:h>
      <text:p text:style-name="Text_20_body">Pressing Load Game brings the user to the Load Game screen.</text:p>
      <text:h text:style-name="Heading_20_3" text:outline-level="3">Exit To Desktop</text:h>
      <text:p text:style-name="Text_20_body">Pressing Exit to Desktop closes the game.</text:p>
      <text:h text:style-name="Heading_20_2" text:outline-level="2">Character Creation</text:h>
      <text:p text:style-name="Text_20_body">The Character Creation screen allows the user to enter details for a new file. The screen displays two text fields, Character Name and Crew Name, a drop-down list for Class, and two buttons, New Game and Cancel.</text:p>
      <text:h text:style-name="Heading_20_3" text:outline-level="3">Character Name</text:h>
      <text:p text:style-name="Text_20_body">Character Name is a text field where the user can enter the character's name. The field's default text is Ethan Frost, in case the user doesn't enter a name.</text:p>
      <text:h text:style-name="Heading_20_3" text:outline-level="3">Crew Name</text:h>
      <text:p text:style-name="Text_20_body">Crew Name is a text field where the user can enter the character's name. The field's default text is Dogs of War, in case the user doesn't enter a crew name.</text:p>
      <text:h text:style-name="Heading_20_3" text:outline-level="3">Class</text:h>
      <text:p text:style-name="Text_20_body">Class is a drop-down list from which the user can pick the character's class. The default choice is Soldier. </text:p>
      <text:h text:style-name="Heading_20_3" text:outline-level="3"><text:soft-page-break/>New Game</text:h>
      <text:p text:style-name="Text_20_body">New Game finalizes the character and brings the user to the Base scene.</text:p>
      <text:h text:style-name="Heading_20_3" text:outline-level="3">Cancel</text:h>
      <text:p text:style-name="Text_20_body">Cancel brings the user back to the Main Menu screen.</text:p>
      <text:h text:style-name="Heading_20_2" text:outline-level="2">Load Game</text:h>
      <text:p text:style-name="Text_20_body">The Load Game screen has four buttons, one for each of the three save files, and Cancel.</text:p>
      <text:h text:style-name="Heading_20_3" text:outline-level="3">Save Slot</text:h>
      <text:p text:style-name="Text_20_body">Each save slot has a file associated with it. Clicking on the slot will load all the data from that file, and bring the user to the Base. If the file does not exist, the slot will be greyed out and will not be select-able.</text:p>
      <text:h text:style-name="Heading_20_3" text:outline-level="3">Cancel</text:h>
      <text:p text:style-name="Text_20_body">Cancel brings the user back to the Main Menu screen.</text:p>
      <text:h text:style-name="Heading_20_2" text:outline-level="2">Save Game</text:h>
      <text:p text:style-name="Text_20_body">The Save Game screen has four buttons, one for each of the three save files, and Cancel.</text:p>
      <text:h text:style-name="Heading_20_3" text:outline-level="3">Save Slot</text:h>
      <text:p text:style-name="Text_20_body">Each save slot has a file associated with it. Clicking on the slot will write the , and bring the user to the Base. If the file does not exist, the slot will be greyed out and will not be select-able.</text:p>
      <text:h text:style-name="Heading_20_3" text:outline-level="3">Cancel</text:h>
      <text:p text:style-name="Text_20_body">Cancel brings the user back to the Main Menu screen.</text:p>
      <text:h text:style-name="Heading_20_2" text:outline-level="2">Base</text:h>
      <text:p text:style-name="Text_20_body">The Base is where the user will spend most of their time. There are two objects the user can, the Bed and the Door. The user can also press the escape key at any point in this scene to open the pause menu.</text:p>
      <text:h text:style-name="Heading_20_3" text:outline-level="3">Bed</text:h>
      <text:p text:style-name="Text_20_body">Clicking on the Bed will bring the user to the Save Game screen.</text:p>
      <text:h text:style-name="Heading_20_3" text:outline-level="3"><text:soft-page-break/>Door</text:h>
      <text:p text:style-name="Text_20_body">Clicking on the Door will bring the user to the level Selection screen.</text:p>
      <text:h text:style-name="Heading_20_3" text:outline-level="3">Pause Menu </text:h>
      <text:p text:style-name="Text_20_body">Pressing the escape will bring open the Pause Menu. The Pause Menu displays three buttons, Resume, Retreat, and Exit to Menu.</text:p>
      <text:h text:style-name="Heading_20_4" text:outline-level="4">Resume</text:h>
      <text:p text:style-name="Text_20_body">Resume closes the Pause Menu.</text:p>
      <text:h text:style-name="Heading_20_4" text:outline-level="4">Retreat</text:h>
      <text:p text:style-name="Text_20_body">Retreat is greyed out, and is not select-able, as it serves no purpose from the Base.</text:p>
      <text:h text:style-name="Heading_20_4" text:outline-level="4">Exit to Menu</text:h>
      <text:p text:style-name="Text_20_body">Exit to Menu returns the user to the Main Menu screen.</text:p>
      <text:h text:style-name="Heading_20_2" text:outline-level="2">Level Selection</text:h>
      <text:p text:style-name="Text_20_body">The level Selection screen shows a map, with several links, one for each level, and a button, Return to Base. </text:p>
      <text:h text:style-name="Heading_20_3" text:outline-level="3">Levels</text:h>
      <text:p text:style-name="Text_20_body">Clicking on one of the links will bring the user to the corresponding level. </text:p>
      <text:h text:style-name="Heading_20_3" text:outline-level="3">Return to Base</text:h>
      <text:p text:style-name="Text_20_body">Clicking on the Return to Base button will bring the user back to the Base scene.</text:p>
      <text:h text:style-name="Heading_20_2" text:outline-level="2">Level</text:h>
      <text:p text:style-name="Text_20_body">Each level is made up of a grid of tiles, some of which have units on them. Also displayed are two consoles, in both of the top corners, that show information on the selected units, and a button End Turn. The user can also press the escape key at any point in this scene to open the pause menu.</text:p>
      <text:h text:style-name="Heading_20_3" text:outline-level="3">Unit</text:h>
      <text:p text:style-name="Text_20_body">There are two types of units, allies and enemies. </text:p>
      <text:h text:style-name="Heading_20_3" text:outline-level="3"><text:soft-page-break/>Ally</text:h>
      <text:p text:style-name="Text_20_body">When an ally is selected, the Ally Console is updated, and the Options Menu is opened, giving the user different options to control the unit.</text:p>
      <text:h text:style-name="Heading_20_3" text:outline-level="3">Enemy</text:h>
      <text:p text:style-name="Text_20_body">When an ally is selected, the Enemy Console is updated.</text:p>
      <text:h text:style-name="Heading_20_3" text:outline-level="3">Console</text:h>
      <text:p text:style-name="Text_20_body">When a unit is selected, the corresponding console is updated to show any necessary information. This includes the unit's name, class, and health.</text:p>
      <text:h text:style-name="Heading_20_4" text:outline-level="4">Options</text:h>
      <text:p text:style-name="Text_20_body">The options Menu has four options, Move, Attack, Skills, and Cancel.</text:p>
      <text:h text:style-name="Heading_20_4" text:outline-level="4">Move</text:h>
      <text:p text:style-name="Text_20_body">Pressing Move puts the game into movement mode. While in movement mode, clicking on a tile will attempt to move the selected unit to that tile. Units cannot move to, or through, an occupied tile.</text:p>
      <text:h text:style-name="Heading_20_4" text:outline-level="4">Attack</text:h>
      <text:p text:style-name="Text_20_body">Pressing Attack puts the game into attack mode. While in attack mode, clicking on an enemy unit causes the selected unit to try and attack the enemy unit, with a regular attack.</text:p>
      <text:h text:style-name="Heading_20_4" text:outline-level="4">Skills</text:h>
      <text:p text:style-name="Text_20_body">Pressing Skills will open a list of skills available to be used by the selected unit. Clicking on one of the skills will put the game in skill mode. While in skill mode, clicking on an enemy unit causes the selected unit to try and attack the enemy unit, with the chosen skill.</text:p>
      <text:h text:style-name="Heading_20_4" text:outline-level="4">Cancel</text:h>
      <text:p text:style-name="Text_20_body">Pressing Cancel deselects the selected unit, and closes the Options Menu.</text:p>
      <text:h text:style-name="Heading_20_3" text:outline-level="3">End Turn</text:h>
      <text:p text:style-name="Text_20_body">Pressing End Turn will end the turn for the user and allow the enemy to take their turn.</text:p>
      <text:h text:style-name="Heading_20_3" text:outline-level="3">Pause Menu </text:h>
      <text:p text:style-name="Text_20_body">Pressing the escape will bring open the Pause Menu. The Pause Menu displays three buttons, Resume, Retreat, and Exit to Menu.</text:p>
      <text:h text:style-name="Heading_20_4" text:outline-level="4"><text:soft-page-break/>Resume</text:h>
      <text:p text:style-name="Text_20_body">Resume closes the Pause Menu.</text:p>
      <text:h text:style-name="Heading_20_4" text:outline-level="4">Retreat</text:h>
      <text:p text:style-name="Text_20_body">Retreat is greyed out, and is not select-able, as it serves no purpose from the Base.</text:p>
      <text:h text:style-name="Heading_20_4" text:outline-level="4">Exit to Menu</text:h>
      <text:p text:style-name="Text_20_body">Exit to Menu returns the user to the Main Menu scre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class="text">
      <style:text-properties fo:font-size="2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fo:font-size="3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24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text:outline-style style:name="Outline">
      <text:outline-level-style text:level="1" style:num-suffix=" " style:num-format="">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 style:num-format="">
        <style:list-level-properties text:list-level-position-and-space-mode="label-alignment">
          <style:list-level-label-alignment text:label-followed-by="space" fo:text-indent="-2.032cm" fo:margin-left="2.032cm"/>
        </style:list-level-properties>
      </text:outline-level-style>
      <text:outline-level-style text:level="7" style:num-suffix=" " style:num-format="">
        <style:list-level-properties text:list-level-position-and-space-mode="label-alignment">
          <style:list-level-label-alignment text:label-followed-by="space" fo:text-indent="-2.286cm" fo:margin-left="2.286cm"/>
        </style:list-level-properties>
      </text:outline-level-style>
      <text:outline-level-style text:level="8" style:num-suffix=" " style:num-format="">
        <style:list-level-properties text:list-level-position-and-space-mode="label-alignment">
          <style:list-level-label-alignment text:label-followed-by="space" fo:text-indent="-2.54cm" fo:margin-left="2.54cm"/>
        </style:list-level-properties>
      </text:outline-level-style>
      <text:outline-level-style text:level="9" style:num-suffix=" " style:num-format="">
        <style:list-level-properties text:list-level-position-and-space-mode="label-alignment">
          <style:list-level-label-alignment text:label-followed-by="space" fo:text-indent="-2.794cm" fo:margin-left="2.794cm"/>
        </style:list-level-properties>
      </text:outline-level-style>
      <text:outline-level-style text:level="10" style:num-suffix=" " style:num-format="">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2-11T16:03:31.91</meta:creation-date>
    <meta:document-statistic meta:table-count="0" meta:image-count="0" meta:object-count="0" meta:page-count="7" meta:paragraph-count="128" meta:word-count="1113" meta:character-count="5706"/>
    <dc:date>2017-12-11T16:26:08.40</dc:date>
    <meta:editing-duration>PT7M26S</meta:editing-duration>
    <meta:editing-cycles>1</meta:editing-cycles>
    <meta:generator>OpenOffice/4.1.3$Win32 OpenOffice.org_project/413m1$Build-9783</meta:generator>
  </office:meta>
</office:document-meta>
</file>